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44.59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174.24mm"/>
    </style:style>
    <style:style style:name="co8" style:family="table-column">
      <style:table-column-properties fo:break-before="auto" style:column-width="36.53mm"/>
    </style:style>
    <style:style style:name="co9" style:family="table-column">
      <style:table-column-properties fo:break-before="auto" style:column-width="37.59mm"/>
    </style:style>
    <style:style style:name="co10" style:family="table-column">
      <style:table-column-properties fo:break-before="auto" style:column-width="63.09mm"/>
    </style:style>
    <style:style style:name="co11" style:family="table-column">
      <style:table-column-properties fo:break-before="auto" style:column-width="15.63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61.15mm"/>
    </style:style>
    <style:style style:name="co14" style:family="table-column">
      <style:table-column-properties fo:break-before="auto" style:column-width="8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0" style:family="table-cell" style:parent-style-name="Default">
      <style:table-cell-properties fo:background-color="#fff1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20-01-16" calcext:value-type="date">
            <text:p>16/01/20</text:p>
          </table:table-cell>
          <table:table-cell table:style-name="ce2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" office:value-type="float" office:value="702" calcext:value-type="float">
            <text:p>702</text:p>
          </table:table-cell>
          <table:table-cell table:style-name="ce10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3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3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3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3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2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48])" office:value-type="float" office:value="12551.33" calcext:value-type="float">
            <text:p>12551,33</text:p>
          </table:table-cell>
          <table:table-cell table:style-name="ce39" table:formula="of:=SUM([.D1:.D48])" office:value-type="float" office:value="-6466.64" calcext:value-type="float">
            <text:p>-6466,64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49]+[.D49]" office:value-type="float" office:value="7047.15" calcext:value-type="float">
            <text:p>7047,15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6.91mm" svg:height="105.13mm" svg:x="215.7mm" svg:y="11.28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26"/>
        <table:table-column table:style-name="co8" table:default-cell-style-name="ce35"/>
        <table:table-row table:style-name="ro1">
          <table:table-cell table:style-name="ce16" office:value-type="string" calcext:value-type="string">
            <text:p>Qualification</text:p>
          </table:table-cell>
          <table:table-cell table:style-name="ce32" office:value-type="string" calcext:value-type="string">
            <text:p>Somme - Débit (€)</text:p>
          </table:table-cell>
        </table:table-row>
        <table:table-row table:style-name="ro1">
          <table:table-cell table:style-name="ce25" office:value-type="string" calcext:value-type="string">
            <text:p>Achats d'études et prestations de services</text:p>
          </table:table-cell>
          <table:table-cell table:style-name="ce33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Achats de marchandises</text:p>
          </table:table-cell>
          <table:table-cell office:value-type="float" office:value="-1525.2" calcext:value-type="float">
            <text:p>-1525,2</text:p>
          </table:table-cell>
        </table:table-row>
        <table:table-row table:style-name="ro1">
          <table:table-cell office:value-type="string" calcext:value-type="string">
            <text:p>Achats non stockés de matières et fournitures</text:p>
          </table:table-cell>
          <table:table-cell office:value-type="float" office:value="-514.83" calcext:value-type="float">
            <text:p>-514,83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float" office:value="-143.83" calcext:value-type="float">
            <text:p>-143,83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 office:value-type="float" office:value="-324.02" calcext:value-type="float">
            <text:p>-324,02</text:p>
          </table:table-cell>
        </table:table-row>
        <table:table-row table:style-name="ro1">
          <table:table-cell office:value-type="string" calcext:value-type="string">
            <text:p>NDF Christian</text:p>
          </table:table-cell>
          <table:table-cell office:value-type="float" office:value="-448.59" calcext:value-type="float">
            <text:p>-448,59</text:p>
          </table:table-cell>
        </table:table-row>
        <table:table-row table:style-name="ro1">
          <table:table-cell office:value-type="string" calcext:value-type="string">
            <text:p>OVH</text:p>
          </table:table-cell>
          <table:table-cell office:value-type="float" office:value="-8.39" calcext:value-type="float">
            <text:p>-8,39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Services en ligne</text:p>
          </table:table-cell>
          <table:table-cell table:style-name="ce36" office:value-type="float" office:value="-65.84" calcext:value-type="float">
            <text:p>-65,84</text:p>
          </table:table-cell>
        </table:table-row>
        <table:table-row table:style-name="ro1">
          <table:table-cell table:style-name="ce27" office:value-type="string" calcext:value-type="string">
            <text:p>Total Résultat</text:p>
          </table:table-cell>
          <table:table-cell table:style-name="ce37" office:value-type="float" office:value="-3466.64" calcext:value-type="float">
            <text:p>-3466,64</text:p>
          </table:table-cell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9.99mm" svg:height="89.95mm" svg:x="91.4mm" svg:y="11.02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6"/>
        <table:table-column table:style-name="co9" table:default-cell-style-name="ce35"/>
        <table:table-row table:style-name="ro1">
          <table:table-cell table:style-name="ce16" office:value-type="string" calcext:value-type="string">
            <text:p>Qualification</text:p>
          </table:table-cell>
          <table:table-cell table:style-name="ce32" office:value-type="string" calcext:value-type="string">
            <text:p>Sum - Crédit (€)</text:p>
          </table:table-cell>
        </table:table-row>
        <table:table-row table:style-name="ro1">
          <table:table-cell table:style-name="ce25" office:value-type="string" calcext:value-type="string">
            <text:p>Cotisation Adhérents</text:p>
          </table:table-cell>
          <table:table-cell table:style-name="ce3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/>
        </table:table-row>
        <table:table-row table:style-name="ro1">
          <table:table-cell office:value-type="string" calcext:value-type="string">
            <text:p>Nantes Métropole</text:p>
          </table:table-cell>
          <table:table-cell office:value-type="float" office:value="9976.33" calcext:value-type="float">
            <text:p>9976,33</text:p>
          </table:table-cell>
        </table:table-row>
        <table:table-row table:style-name="ro1">
          <table:table-cell office:value-type="string" calcext:value-type="string">
            <text:p>NDF Christian</text:p>
          </table:table-cell>
          <table:table-cell/>
        </table:table-row>
        <table:table-row table:style-name="ro1">
          <table:table-cell office:value-type="string" calcext:value-type="string">
            <text:p>OVH</text:p>
          </table:table-cell>
          <table:table-cell/>
        </table:table-row>
        <table:table-row table:style-name="ro1">
          <table:table-cell office:value-type="string" calcext:value-type="string">
            <text:p>Prestation de servi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Services en ligne</text:p>
          </table:table-cell>
          <table:table-cell table:style-name="ce36"/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37" office:value-type="float" office:value="12011.33" calcext:value-type="float">
            <text:p>12011,33</text:p>
          </table:table-cell>
        </table:table-row>
      </table:table>
      <table:table table:name="Synthèse 2018" table:style-name="ta1" table:print-ranges="'Synthèse 2018'.A1:'Synthèse 2018'.F33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3:.C30])" office:value-type="float" office:value="2868.33" calcext:value-type="float">
            <text:p>2868,33</text:p>
          </table:table-cell>
          <table:table-cell table:style-name="ce39" table:formula="of:=SUM([.D3:.D30])" office:value-type="float" office:value="-1905.91" calcext:value-type="float">
            <text:p>-1905,9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19])" office:value-type="float" office:value="8981" calcext:value-type="float">
            <text:p>8981</text:p>
          </table:table-cell>
          <table:table-cell table:style-name="ce44" table:formula="of:=SUM([.D3:.D19])" office:value-type="float" office:value="-4541.23" calcext:value-type="float">
            <text:p>-4541,23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1992.81+[.C20]+[.D20]" office:value-type="float" office:value="6432.58" calcext:value-type="float">
            <text:p>6432,58</text:p>
          </table:table-cell>
        </table:table-row>
      </table:table>
      <table:table table:name="Synthèse 2020" table:style-name="ta1" table:print-ranges="'Synthèse 2020'.A1:'Synthèse 2020'.F7">
        <office:forms form:automatic-focus="false" form:apply-design-mode="false"/>
        <table:table-column table:style-name="co1" table:default-cell-style-name="ce4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 table:number-columns-spanned="6" table:number-rows-spanned="1">
            <text:p>Synthèse comptes 2019</text:p>
          </table:table-cell>
          <table:covered-table-cell table:number-columns-repeated="5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table:style-name="ce4" office:value-type="date" office:date-value="2020-01-17" calcext:value-type="date">
            <text:p>17/01/20</text:p>
          </table:table-cell>
          <table:table-cell table:style-name="ce23"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23"/>
          <table:table-cell table:style-name="ce40" office:value-type="float" office:value="-19.5" calcext:value-type="float">
            <text:p>-19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20-01-16" calcext:value-type="date">
            <text:p>16/01/20</text:p>
          </table:table-cell>
          <table:table-cell table:style-name="ce2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" office:value-type="float" office:value="702" calcext:value-type="float">
            <text:p>702</text:p>
          </table:table-cell>
          <table:table-cell table:style-name="ce10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4])" office:value-type="float" office:value="702" calcext:value-type="float">
            <text:p>702</text:p>
          </table:table-cell>
          <table:table-cell table:style-name="ce44" table:formula="of:=SUM([.D3:.D4])" office:value-type="float" office:value="-19.5" calcext:value-type="float">
            <text:p>-19,5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6812.96+([.C5]+[.D5])" office:value-type="float" office:value="7495.46" calcext:value-type="float">
            <text:p>7495,46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10" table:buttons="Crédits.A1" table:show-filter-button="false" table:drill-down-on-double-click="false">
          <table:source-cell-range table:cell-range-address="'Lignes bancaires'.A1:'Lignes bancaires'.F4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  <table:data-pilot-member table:name="Achats d'études et prestations de services" table:display="false" table:show-details="true"/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Cadeau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Nantes Métropole" table:display="true" table:show-details="true"/>
                <table:data-pilot-member table:name="Prestation de servic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  <table:data-pilot-member table:name="540" table:display="true" table:show-details="true"/>
                <table:data-pilot-member table:name="833,33" table:display="true" table:show-details="true"/>
                <table:data-pilot-member table:name="2000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5" table:buttons="Débits.A1" table:show-filter-button="false" table:drill-down-on-double-click="false">
          <table:source-cell-range table:cell-range-address="'Lignes bancaires'.A1:'Lignes bancaires'.F4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  <table:data-pilot-member table:name="Achats d'études et prestations de services" table:display="true" table:show-details="true"/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Cadeau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Prestation de service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  <table:data-pilot-member table:name="-540" table:display="true" table:show-details="true"/>
                <table:data-pilot-member table:name="-407,99" table:display="true" table:show-details="true"/>
                <table:data-pilot-member table:name="-274,2" table:display="true" table:show-details="true"/>
                <table:data-pilot-member table:name="-120" table:display="true" table:show-details="true"/>
                <table:data-pilot-member table:name="-106,84" table:display="true" table:show-details="true"/>
                <table:data-pilot-member table:name="-99" table:display="true" table:show-details="true"/>
                <table:data-pilot-member table:name="-27" table:display="true" table:show-details="true"/>
                <table:data-pilot-member table:name="-21,46" table:display="true" table:show-details="true"/>
                <table:data-pilot-member table:name="-16,78" table:display="true" table:show-details="true"/>
                <table:data-pilot-member table:name="-6,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4:10:57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20-05-07T15:53:38.613000000</dc:date>
    <meta:editing-duration>PT6H4M37S</meta:editing-duration>
    <meta:editing-cycles>47</meta:editing-cycles>
    <meta:generator>LibreOffice/6.2.4.2$Windows_X86_64 LibreOffice_project/2412653d852ce75f65fbfa83fb7e7b669a126d64</meta:generator>
    <meta:document-statistic meta:table-count="6" meta:cell-count="5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91cm" svg:y="2.949cm" style:legend-expansion="high" chart:style-name="ch2"/>
        <chart:plot-area chart:style-name="ch3" table:cell-range-address="PivotChart" chart:data-source-has-labels="column" svg:x="0.32cm" svg:y="0.179cm" svg:width="11.351cm" svg:height="7.738cm">
          <chartooo:coordinate-region svg:x="2.127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9976.33">
                <text:p>9976.33</text:p>
              </table:table-cell>
            </table:table-row>
            <table:table-row>
              <table:table-cell office:value-type="string">
                <text:p>Prestation de service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692cm" svg:height="10.514cm" xlink:href=".." xlink:type="simple" loext:data-pilot-source="DataPilot2" chart:class="chart:circle" chart:style-name="ch1">
        <chart:legend chart:legend-position="end" svg:x="2.374cm" svg:y="3.168cm" style:legend-expansion="high" chart:style-name="ch2"/>
        <chart:plot-area chart:style-name="ch3" table:cell-range-address="PivotChart" chart:data-source-has-labels="column" svg:x="0.373cm" svg:y="0.21cm" svg:width="1.628cm" svg:height="9.194cm">
          <chartooo:coordinate-region svg:x="0.373cm" svg:y="3.993cm" svg:width="1.628cm" svg:height="1.62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</text:p>
                <draw:g>
                  <svg:desc>PT@categories</svg:desc>
                </draw:g>
              </table:table-cell>
              <table:table-cell office:value-type="float" office:value="-120">
                <text:p>-12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1525.2">
                <text:p>-1525.2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514.83">
                <text:p>-514.83</text:p>
              </table:table-cell>
            </table:table-row>
            <table:table-row>
              <table:table-cell office:value-type="string">
                <text:p>Cadeau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-101.94">
                <text:p>-101.94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43.83">
                <text:p>-143.83</text:p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Indemnités Kilométriques</text:p>
              </table:table-cell>
              <table:table-cell office:value-type="float" office:value="-324.02">
                <text:p>-324.02</text:p>
              </table:table-cell>
            </table:table-row>
            <table:table-row>
              <table:table-cell office:value-type="string">
                <text:p>NDF Christian</text:p>
              </table:table-cell>
              <table:table-cell office:value-type="float" office:value="-448.59">
                <text:p>-448.59</text:p>
              </table:table-cell>
            </table:table-row>
            <table:table-row>
              <table:table-cell office:value-type="string">
                <text:p>OVH</text:p>
              </table:table-cell>
              <table:table-cell office:value-type="float" office:value="-8.39">
                <text:p>-8.39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Services en ligne</text:p>
              </table:table-cell>
              <table:table-cell office:value-type="float" office:value="-65.84">
                <text:p>-65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